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3.1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>
      <style:text-properties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5pt" style:font-size-asian="25pt" style:font-size-complex="25pt"/>
    </style:style>
    <style:style style:name="ce2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itle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7" table:number-rows-spanned="3">
            <text:p>Pollo-rig</text:p>
          </table:table-cell>
          <table:covered-table-cell table:number-columns-repeated="6"/>
        </table:table-row>
        <table:table-row table:style-name="ro1">
          <table:table-cell/>
          <table:covered-table-cell table:number-columns-repeated="7"/>
        </table:table-row>
        <table:table-row table:style-name="ro1">
          <table:table-cell/>
          <table:covered-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5" office:value-type="string" calcext:value-type="string" table:number-columns-spanned="2" table:number-rows-spanned="3">
            <text:p>il dev:</text:p>
          </table:table-cell>
          <table:covered-table-cell table:style-name="ce10"/>
          <table:table-cell table:style-name="ce5" office:value-type="string" calcext:value-type="string" table:number-columns-spanned="3" table:number-rows-spanned="3">
            <text:p>Andrea Mazzei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covered-table-cell table:number-columns-repeated="5" table:style-name="ce10"/>
          <table:table-cell table:number-columns-repeated="3"/>
        </table:table-row>
        <table:table-row table:style-name="ro1">
          <table:covered-table-cell table:number-columns-repeated="5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2" table:number-rows-spanned="3">
            <text:p> Il </text:p>
            <text:p>Gruppo</text:p>
          </table:table-cell>
          <table:covered-table-cell table:style-name="ce10"/>
          <table:table-cell table:style-name="ce5" office:value-type="string" calcext:value-type="string" table:number-columns-spanned="3" table:number-rows-spanned="3">
            <text:p>Enrico Pizzicannella</text:p>
          </table:table-cell>
          <table:covered-table-cell table:number-columns-repeated="2" table:style-name="ce10"/>
          <table:table-cell table:number-columns-repeated="3"/>
        </table:table-row>
        <table:table-row table:style-name="ro1">
          <table:covered-table-cell table:number-columns-repeated="5" table:style-name="ce10"/>
          <table:table-cell table:number-columns-repeated="3"/>
        </table:table-row>
        <table:table-row table:style-name="ro1">
          <table:covered-table-cell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3">
            <text:p>-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3" table:number-rows-spanned="3">
            <text:p>-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</table:table-row>
      </table:table>
      <table:table table:name="GPU config" table:style-name="ta1">
        <table:table-column table:style-name="co1" table:number-columns-repeated="18" table:default-cell-style-name="Default"/>
        <table:table-row table:style-name="ro1">
          <table:table-cell table:style-name="ce5" office:value-type="string" calcext:value-type="string" table:number-columns-spanned="7" table:number-rows-spanned="3">
            <text:p>GPU CONFIGURATION</text:p>
          </table:table-cell>
          <table:covered-table-cell table:number-columns-repeated="6"/>
          <table:table-cell table:style-name="ce2" office:value-type="string" calcext:value-type="string" table:number-columns-spanned="1" table:number-rows-spanned="3">
            <text:p>MH/S</text:p>
          </table:table-cell>
          <table:table-cell table:style-name="ce2" office:value-type="string" calcext:value-type="string" table:number-columns-spanned="1" table:number-rows-spanned="3">
            <text:p>W</text:p>
          </table:table-cell>
          <table:table-cell table:style-name="ce2" office:value-type="string" calcext:value-type="string" table:number-columns-spanned="1" table:number-rows-spanned="3">
            <text:p>€</text:p>
          </table:table-cell>
          <table:table-cell table:style-name="ce5" office:value-type="string" calcext:value-type="string" table:number-columns-spanned="8" table:number-rows-spanned="3">
            <text:p>LINK ACQUISTO</text:p>
          </table:table-cell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7" table:number-rows-spanned="3">
            <text:p>NVIDIA RTX 3060ti</text:p>
          </table:table-cell>
          <table:covered-table-cell table:number-columns-repeated="6"/>
          <table:table-cell table:style-name="ce2" office:value-type="float" office:value="58.1" calcext:value-type="float" table:number-columns-spanned="1" table:number-rows-spanned="3">
            <text:p>58.1</text:p>
          </table:table-cell>
          <table:table-cell table:style-name="ce2" office:value-type="float" office:value="130" calcext:value-type="float" table:number-columns-spanned="1" table:number-rows-spanned="3">
            <text:p>130</text:p>
          </table:table-cell>
          <table:table-cell table:style-name="ce2" table:number-columns-spanned="1" table:number-rows-spanned="3"/>
          <table:table-cell table:style-name="ce3" table:number-columns-spanned="8" table:number-rows-spanned="3"/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7" table:number-rows-spanned="3">
            <text:p>NVIDIA RTX 3080</text:p>
          </table:table-cell>
          <table:covered-table-cell table:number-columns-repeated="6"/>
          <table:table-cell table:style-name="ce2" office:value-type="float" office:value="91.5" calcext:value-type="float" table:number-columns-spanned="1" table:number-rows-spanned="3">
            <text:p>91.5</text:p>
          </table:table-cell>
          <table:table-cell table:style-name="ce2" office:value-type="float" office:value="230" calcext:value-type="float" table:number-columns-spanned="1" table:number-rows-spanned="3">
            <text:p>230</text:p>
          </table:table-cell>
          <table:table-cell table:style-name="ce2" office:value-type="float" office:value="1860" calcext:value-type="float" table:number-columns-spanned="1" table:number-rows-spanned="3">
            <text:p>1860</text:p>
          </table:table-cell>
          <table:table-cell table:style-name="ce3" office:value-type="string" calcext:value-type="string" table:number-columns-spanned="8" table:number-rows-spanned="3">
            <text:p><text:a xlink:href="https://www.amazon.it/MSI-GeForce-Ventus-Scheda-gaming/dp/B0957W51G5/ref=sr_1_2?__mk_it_IT=ÅMÅŽÕÑ&amp;dchild=1&amp;keywords=geforce+rtx+3080&amp;qid=1627656119&amp;s=pc&amp;sr=1-2" xlink:type="simple">https://www.amazon.it/MSI-GeForce-Ventus-Scheda-gaming/dp/B0957W51G5/ref=sr_1_2?__mk_it_IT=%C3%85M%C3%85%C5%BD%C3%95%C3%91&amp;dchild=1&amp;keywords=geforce+rtx+3080&amp;qid=1627656119&amp;s=pc&amp;sr=1-2</text:a></text:p>
          </table:table-cell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7" table:number-rows-spanned="3">
            <text:p>NVIDIA RTX 2060</text:p>
          </table:table-cell>
          <table:covered-table-cell table:number-columns-repeated="6"/>
          <table:table-cell table:style-name="ce2" office:value-type="float" office:value="30" calcext:value-type="float" table:number-columns-spanned="1" table:number-rows-spanned="3">
            <text:p>30</text:p>
          </table:table-cell>
          <table:table-cell table:style-name="ce2" office:value-type="float" office:value="120" calcext:value-type="float" table:number-columns-spanned="1" table:number-rows-spanned="3">
            <text:p>120</text:p>
          </table:table-cell>
          <table:table-cell table:style-name="ce2" table:number-columns-spanned="1" table:number-rows-spanned="3"/>
          <table:table-cell table:style-name="ce3" table:number-columns-spanned="8" table:number-rows-spanned="3"/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7" table:number-rows-spanned="3">
            <text:p>NVIDIA RTX 2080ti</text:p>
          </table:table-cell>
          <table:covered-table-cell table:number-columns-repeated="6"/>
          <table:table-cell table:style-name="ce2" office:value-type="float" office:value="55" calcext:value-type="float" table:number-columns-spanned="1" table:number-rows-spanned="3">
            <text:p>55</text:p>
          </table:table-cell>
          <table:table-cell table:style-name="ce2" office:value-type="float" office:value="180" calcext:value-type="float" table:number-columns-spanned="1" table:number-rows-spanned="3">
            <text:p>180</text:p>
          </table:table-cell>
          <table:table-cell table:style-name="ce2" office:value-type="float" office:value="588" calcext:value-type="float" table:number-columns-spanned="1" table:number-rows-spanned="3">
            <text:p>588</text:p>
          </table:table-cell>
          <table:table-cell table:style-name="ce3" office:value-type="string" calcext:value-type="string" table:number-columns-spanned="8" table:number-rows-spanned="3">
            <text:p>https://www.amazon.it/EVGA-11G-P4-2281-KR-scheda-video-GeForce/dp/B07KSPW8HQ/ref=sr_1_17?__mk_it_IT=%C3%85M%C3%85%C5%BD%C3%95%C3%91&amp;dchild=1&amp;keywords=geforce+rtx+3060+ti&amp;qid=1627655814&amp;s=pc&amp;sr=1-17</text:p>
          </table:table-cell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7" table:number-rows-spanned="3">
            <text:p>NVIDIA RTX 2080</text:p>
          </table:table-cell>
          <table:covered-table-cell table:number-columns-repeated="6"/>
          <table:table-cell table:style-name="ce2" office:value-type="float" office:value="40" calcext:value-type="float" table:number-columns-spanned="1" table:number-rows-spanned="3">
            <text:p>40</text:p>
          </table:table-cell>
          <table:table-cell table:style-name="ce2" office:value-type="float" office:value="160" calcext:value-type="float" table:number-columns-spanned="1" table:number-rows-spanned="3">
            <text:p>160</text:p>
          </table:table-cell>
          <table:table-cell table:style-name="ce2" office:value-type="float" office:value="530" calcext:value-type="float" table:number-columns-spanned="1" table:number-rows-spanned="3">
            <text:p>530</text:p>
          </table:table-cell>
          <table:table-cell table:style-name="ce3" office:value-type="string" calcext:value-type="string" table:number-columns-spanned="8" table:number-rows-spanned="3">
            <text:p><text:a xlink:href="https://www.amazon.it/Gigabyte-GeForce-2080-Ti-Waterforce-Grafica/dp/B07LDLQFDY/ref=sr_1_3?__mk_it_IT=ÅMÅŽÕÑ&amp;dchild=1&amp;keywords=geforce+rtx+2080&amp;qid=1627656265&amp;s=pc&amp;sr=1-3" xlink:type="simple">https://www.amazon.it/Gigabyte-GeForce-2080-Ti-Waterforce-Grafica/dp/B07LDLQFDY/ref=sr_1_3?__mk_it_IT=%C3%85M%C3%85%C5%BD%C3%95%C3%91&amp;dchild=1&amp;keywords=geforce+rtx+2080&amp;qid=1627656265&amp;s=pc&amp;sr=1-3</text:a></text:p>
          </table:table-cell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7" table:number-rows-spanned="3">
            <text:p>NVIDIA RTX 2070</text:p>
          </table:table-cell>
          <table:covered-table-cell table:number-columns-repeated="6"/>
          <table:table-cell table:style-name="ce2" office:value-type="float" office:value="40" calcext:value-type="float" table:number-columns-spanned="1" table:number-rows-spanned="3">
            <text:p>40</text:p>
          </table:table-cell>
          <table:table-cell table:style-name="ce2" office:value-type="float" office:value="140" calcext:value-type="float" table:number-columns-spanned="1" table:number-rows-spanned="3">
            <text:p>140</text:p>
          </table:table-cell>
          <table:table-cell table:style-name="ce2" office:value-type="float" office:value="490" calcext:value-type="float" table:number-columns-spanned="1" table:number-rows-spanned="3">
            <text:p>490</text:p>
          </table:table-cell>
          <table:table-cell table:style-name="ce3" office:value-type="string" calcext:value-type="string" table:number-columns-spanned="8" table:number-rows-spanned="3">
            <text:p><text:a xlink:href="https://www.amazon.it/EVGA-08G-P4-3172-KR-scheda-video-GeForce/dp/B07TSQHWQJ/ref=sr_1_13?__mk_it_IT=ÅMÅŽÕÑ&amp;dchild=1&amp;keywords=geforce+rtx+2060&amp;qid=1627656175&amp;s=pc&amp;sr=1-13" xlink:type="simple">https://www.amazon.it/EVGA-08G-P4-3172-KR-scheda-video-GeForce/dp/B07TSQHWQJ/ref=sr_1_13?__mk_it_IT=%C3%85M%C3%85%C5%BD%C3%95%C3%91&amp;dchild=1&amp;keywords=geforce+rtx+2060&amp;qid=1627656175&amp;s=pc&amp;sr=1-13</text:a></text:p>
          </table:table-cell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20" office:value-type="string" calcext:value-type="string" table:number-columns-spanned="7" table:number-rows-spanned="3">
            <text:p>NVIDIA (MSI) RTX 2080ti</text:p>
          </table:table-cell>
          <table:covered-table-cell table:number-columns-repeated="6"/>
          <table:table-cell table:style-name="ce2" office:value-type="float" office:value="55" calcext:value-type="float" table:number-columns-spanned="1" table:number-rows-spanned="3">
            <text:p>55</text:p>
          </table:table-cell>
          <table:table-cell table:style-name="ce2" office:value-type="float" office:value="180" calcext:value-type="float" table:number-columns-spanned="1" table:number-rows-spanned="3">
            <text:p>180</text:p>
          </table:table-cell>
          <table:table-cell table:style-name="ce2" office:value-type="float" office:value="588" calcext:value-type="float" table:number-columns-spanned="1" table:number-rows-spanned="3">
            <text:p>588</text:p>
          </table:table-cell>
          <table:table-cell table:style-name="ce3" office:value-type="string" calcext:value-type="string" table:number-columns-spanned="8" table:number-rows-spanned="3">
            <text:p><text:a xlink:href="https://www.amazon.it/MSI-RTX2080Ti-Ventus-OC-11G/dp/B07HGX95YP/ref=sr_1_16?__mk_it_IT=ÅMÅŽÕÑ&amp;dchild=1&amp;keywords=geforce+rtx+2080&amp;qid=1627656307&amp;s=pc&amp;sr=1-16" xlink:type="simple">https://www.amazon.it/MSI-RTX2080Ti-Ventus-OC-11G/dp/B07HGX95YP/ref=sr_1_16?__mk_it_IT=%C3%85M%C3%85%C5%BD%C3%95%C3%91&amp;dchild=1&amp;keywords=geforce+rtx+2080&amp;qid=1627656307&amp;s=pc&amp;sr=1-16</text:a></text:p>
          </table:table-cell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3" office:value-type="string" calcext:value-type="string" table:number-columns-spanned="8" table:number-rows-spanned="9">
            <text:p>La maggior parte del costo del rig viene deciso dal numero e dal modello di GPU montate.</text:p>
            <text:p>Il valore MH/S (mega-hash al secondo) determina il numero di soluzioni trovate e quindi degli ether minati</text:p>
            <text:p/>
            <text:p>Piu alto è il numero di GPU (una singola scheda madre ne può alloggiare tranquillamente fino a 13) e </text:p>
            <text:p>Piu alto sarà il costo dell’acquisto degli alimentatori e della corrente</text:p>
            <text:p/>
            <text:p>Io consiglio e sono orientato verso la NVIDIA RTX 2080ti</text:p>
          </table:table-cell>
          <table:covered-table-cell table:number-columns-repeated="7"/>
          <table:table-cell table:number-columns-repeated="10"/>
        </table:table-row>
        <table:table-row table:style-name="ro1">
          <table:covered-table-cell table:number-columns-repeated="8"/>
          <table:table-cell table:number-columns-repeated="10"/>
        </table:table-row>
        <table:table-row table:style-name="ro1">
          <table:covered-table-cell table:number-columns-repeated="8"/>
          <table:table-cell table:number-columns-repeated="10"/>
        </table:table-row>
        <table:table-row table:style-name="ro1">
          <table:covered-table-cell table:number-columns-repeated="8"/>
          <table:table-cell table:number-columns-repeated="10"/>
        </table:table-row>
        <table:table-row table:style-name="ro1">
          <table:covered-table-cell table:number-columns-repeated="8"/>
          <table:table-cell table:number-columns-repeated="10"/>
        </table:table-row>
        <table:table-row table:style-name="ro1">
          <table:covered-table-cell table:number-columns-repeated="8"/>
          <table:table-cell table:number-columns-repeated="10"/>
        </table:table-row>
        <table:table-row table:style-name="ro1">
          <table:covered-table-cell table:number-columns-repeated="8"/>
          <table:table-cell table:number-columns-repeated="10"/>
        </table:table-row>
        <table:table-row table:style-name="ro1">
          <table:covered-table-cell table:number-columns-repeated="8"/>
          <table:table-cell table:number-columns-repeated="10"/>
        </table:table-row>
        <table:table-row table:style-name="ro1">
          <table:covered-table-cell table:number-columns-repeated="8"/>
          <table:table-cell table:number-columns-repeated="10"/>
        </table:table-row>
        <table:table-row table:style-name="ro1">
          <table:table-cell table:style-name="ce5" office:value-type="string" calcext:value-type="string" table:number-columns-spanned="7" table:number-rows-spanned="3">
            <text:p>CONFIGURAZIONE SCELTA </text:p>
            <text:p>(le caselle di questa riga determinano I val. Delle pag. Seguenti)</text:p>
          </table:table-cell>
          <table:covered-table-cell table:number-columns-repeated="6"/>
          <table:table-cell table:style-name="ce2" office:value-type="string" calcext:value-type="string" table:number-columns-spanned="1" table:number-rows-spanned="3">
            <text:p>MH/S</text:p>
          </table:table-cell>
          <table:table-cell table:style-name="ce2" office:value-type="string" calcext:value-type="string" table:number-columns-spanned="1" table:number-rows-spanned="3">
            <text:p>W</text:p>
          </table:table-cell>
          <table:table-cell table:style-name="ce2" office:value-type="string" calcext:value-type="string" table:number-columns-spanned="1" table:number-rows-spanned="3">
            <text:p>€</text:p>
          </table:table-cell>
          <table:table-cell table:style-name="ce5" office:value-type="string" calcext:value-type="string" table:number-columns-spanned="8" table:number-rows-spanned="3">
            <text:p>LINK ACQUISTO</text:p>
          </table:table-cell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20" office:value-type="string" calcext:value-type="string" table:number-columns-spanned="7" table:number-rows-spanned="3">
            <text:p>NVIDIA (MSI) RTX 2080ti</text:p>
          </table:table-cell>
          <table:covered-table-cell table:number-columns-repeated="6"/>
          <table:table-cell table:style-name="ce2" office:value-type="float" office:value="55" calcext:value-type="float" table:number-columns-spanned="1" table:number-rows-spanned="3">
            <text:p>55</text:p>
          </table:table-cell>
          <table:table-cell table:style-name="ce2" office:value-type="float" office:value="180" calcext:value-type="float" table:number-columns-spanned="1" table:number-rows-spanned="3">
            <text:p>180</text:p>
          </table:table-cell>
          <table:table-cell table:style-name="ce2" office:value-type="float" office:value="588" calcext:value-type="float" table:number-columns-spanned="1" table:number-rows-spanned="3">
            <text:p>588</text:p>
          </table:table-cell>
          <table:table-cell table:style-name="ce3" office:value-type="string" calcext:value-type="string" table:number-columns-spanned="8" table:number-rows-spanned="3">
            <text:p><text:a xlink:href="https://www.amazon.it/MSI-RTX2080Ti-Ventus-OC-11G/dp/B07HGX95YP/ref=sr_1_16?__mk_it_IT=ÅMÅŽÕÑ&amp;dchild=1&amp;keywords=geforce+rtx+2080&amp;qid=1627656307&amp;s=pc&amp;sr=1-16" xlink:type="simple">https://www.amazon.it/MSI-RTX2080Ti-Ventus-OC-11G/dp/B07HGX95YP/ref=sr_1_16?__mk_it_IT=%C3%85M%C3%85%C5%BD%C3%95%C3%91&amp;dchild=1&amp;keywords=geforce+rtx+2080&amp;qid=1627656307&amp;s=pc&amp;sr=1-16</text:a></text:p>
          </table:table-cell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</table:table>
      <table:table table:name="Configuration" table:style-name="ta1">
        <table:table-column table:style-name="co1" table:number-columns-repeated="3" table:default-cell-style-name="ce10"/>
        <table:table-column table:style-name="co1" table:default-cell-style-name="Default"/>
        <table:table-column table:style-name="co1" table:number-columns-repeated="5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number-columns-repeated="10" table:default-cell-style-name="Default"/>
        <table:table-row table:style-name="ro1">
          <table:table-cell table:style-name="ce4" office:value-type="string" calcext:value-type="string" table:number-columns-spanned="3" table:number-rows-spanned="2">
            <text:p>PIECE TYPE</text:p>
          </table:table-cell>
          <table:covered-table-cell table:number-columns-repeated="2"/>
          <table:table-cell table:style-name="ce5" office:value-type="string" calcext:value-type="string" table:number-columns-spanned="4" table:number-rows-spanned="2">
            <text:p>notes</text:p>
          </table:table-cell>
          <table:covered-table-cell table:number-columns-repeated="3"/>
          <table:table-cell table:style-name="ce5" office:value-type="string" calcext:value-type="string" table:number-columns-spanned="2" table:number-rows-spanned="2">
            <text:p>number</text:p>
          </table:table-cell>
          <table:covered-table-cell/>
          <table:table-cell table:style-name="ce5" office:value-type="string" calcext:value-type="string" table:number-columns-spanned="2" table:number-rows-spanned="2">
            <text:p>consumption</text:p>
          </table:table-cell>
          <table:covered-table-cell/>
          <table:table-cell table:style-name="ce5" office:value-type="string" calcext:value-type="string" table:number-columns-spanned="2" table:number-rows-spanned="2">
            <text:p>cost</text:p>
          </table:table-cell>
          <table:covered-table-cell/>
          <table:table-cell table:style-name="ce5" office:value-type="string" calcext:value-type="string" table:number-columns-spanned="2" table:number-rows-spanned="2">
            <text:p>HASH</text:p>
          </table:table-cell>
          <table:covered-table-cell/>
          <table:table-cell/>
          <table:table-cell table:style-name="ce5" office:value-type="string" calcext:value-type="string" table:number-columns-spanned="3" table:number-rows-spanned="2">
            <text:p>TOTAL RIG COST</text:p>
          </table:table-cell>
          <table:covered-table-cell table:number-columns-repeated="2"/>
          <table:table-cell table:style-name="ce5" office:value-type="string" calcext:value-type="string" table:number-columns-spanned="4" table:number-rows-spanned="2">
            <text:p>TOTAL RIG CONSUMPTION</text:p>
          </table:table-cell>
          <table:covered-table-cell table:number-columns-repeated="3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/>
          <table:covered-table-cell table:number-columns-repeated="7"/>
        </table:table-row>
        <table:table-row table:style-name="ro1">
          <table:table-cell table:style-name="ce5" office:value-type="string" calcext:value-type="string" table:number-columns-spanned="7" table:number-rows-spanned="2">
            <text:p>Name</text:p>
          </table:table-cell>
          <table:covered-table-cell table:number-columns-repeated="2"/>
          <table:covered-table-cell table:style-name="ce10"/>
          <table:covered-table-cell table:number-columns-repeated="3"/>
          <table:table-cell table:style-name="ce5" office:value-type="string" calcext:value-type="string" table:number-columns-spanned="8" table:number-rows-spanned="2">
            <text:p>Link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3"/>
          <table:table-cell/>
          <table:table-cell table:style-name="ce5" table:formula="of:=[.L39]+[.L34]+[.L29] + [.L9] + [.L14]+[.L19]+[.L24]" office:value-type="float" office:value="4528" calcext:value-type="float" table:number-columns-spanned="3" table:number-rows-spanned="2">
            <text:p>4528</text:p>
          </table:table-cell>
          <table:covered-table-cell table:number-columns-repeated="2"/>
          <table:table-cell table:style-name="ce5" table:formula="of:=[.J39]+[.J34]+[.J29] + [.J9] + [.J14]+[.J19]+[.J24]" office:value-type="float" office:value="1380" calcext:value-type="float" table:number-columns-spanned="3" table:number-rows-spanned="2">
            <text:p>1380</text:p>
          </table:table-cell>
          <table:covered-table-cell table:number-columns-repeated="2"/>
          <table:table-cell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/>
          <table:covered-table-cell table:number-columns-repeated="6"/>
          <table:table-cell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5" office:value-type="string" calcext:value-type="string" table:number-columns-spanned="3" table:number-rows-spanned="17">
            <text:p>questo prezzo non include</text:p>
            <text:p>Spese minori o </text:p>
            <text:p>Componenti riciclabili</text:p>
            <text:p>Quali:</text:p>
            <text:p>-mouse/tasti</text:p>
            <text:p>-monitor</text:p>
            <text:p>-case/armadietto</text:p>
            <text:p>-ventole di cpu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3" table:number-rows-spanned="2">
            <text:p>MOBO</text:p>
          </table:table-cell>
          <table:covered-table-cell table:number-columns-repeated="2"/>
          <table:table-cell table:style-name="ce5" office:value-type="string" calcext:value-type="string" table:number-columns-spanned="4" table:number-rows-spanned="2">
            <text:p>compatible with cpu intel</text:p>
          </table:table-cell>
          <table:covered-table-cell table:number-columns-repeated="3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/>
          <table:table-cell table:style-name="ce5" office:value-type="float" office:value="100" calcext:value-type="float" table:number-columns-spanned="2" table:number-rows-spanned="2">
            <text:p>100</text:p>
          </table:table-cell>
          <table:covered-table-cell/>
          <table:table-cell table:style-name="ce5" office:value-type="float" office:value="210" calcext:value-type="float" table:number-columns-spanned="2" table:number-rows-spanned="2">
            <text:p>210</text:p>
          </table:table-cell>
          <table:covered-table-cell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7" table:number-rows-spanned="2">
            <text:p>Biostar TB3660BTC pro (12 pciE)</text:p>
          </table:table-cell>
          <table:covered-table-cell table:number-columns-repeated="2"/>
          <table:covered-table-cell table:style-name="ce10"/>
          <table:covered-table-cell table:number-columns-repeated="3"/>
          <table:table-cell table:style-name="ce5" office:value-type="string" calcext:value-type="string" table:number-columns-spanned="8" table:number-rows-spanned="2">
            <text:p><text:a xlink:href="https://www.amazon.it/Scheda-Madre-Biostar-TB360-mining/dp/B091RWLVF6/ref=asc_df_B091RWLVF6/?tag=googshopit-21&amp;linkCode=df0&amp;hvadid=499187161663&amp;hvpos=&amp;hvnetw=g&amp;hvrand=7020162926321848416&amp;hvpone=&amp;hvptwo=&amp;hvqmt=&amp;hvdev=c&amp;hvdvcmdl=&amp;hvlocint=&amp;hvlocphy=1008764&amp;hvtargid=pla-1272352200719&amp;psc=1" xlink:type="simple">https://www.amazon.it/Scheda-Madre-Biostar-TB360-mining/dp/B091RWLVF6/ref=asc_df_B091RWLVF6/?tag=googshopit-21&amp;linkCode=df0&amp;hvadid=499187161663&amp;hvpos=&amp;hvnetw=g&amp;hvrand=7020162926321848416&amp;hvpone=&amp;hvptwo=&amp;hvqmt=&amp;hvdev=c&amp;hvdvcmdl=&amp;hvlocint=&amp;hvlocphy=1008764&amp;hvtargid=pla-1272352200719&amp;psc=1</text:a>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3"/>
          <table:table-cell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/>
          <table:covered-table-cell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3" table:number-rows-spanned="2">
            <text:p>CPU</text:p>
          </table:table-cell>
          <table:covered-table-cell table:number-columns-repeated="2"/>
          <table:table-cell table:style-name="ce5" office:value-type="string" calcext:value-type="string" table:number-columns-spanned="4" table:number-rows-spanned="2">
            <text:p>intel i3 economico</text:p>
          </table:table-cell>
          <table:covered-table-cell table:number-columns-repeated="3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/>
          <table:table-cell table:style-name="ce5" office:value-type="float" office:value="100" calcext:value-type="float" table:number-columns-spanned="2" table:number-rows-spanned="2">
            <text:p>100</text:p>
          </table:table-cell>
          <table:covered-table-cell/>
          <table:table-cell table:style-name="ce5" office:value-type="float" office:value="100" calcext:value-type="float" table:number-columns-spanned="2" table:number-rows-spanned="2">
            <text:p>100</text:p>
          </table:table-cell>
          <table:covered-table-cell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7" table:number-rows-spanned="2">
            <text:p>CORE I3-10100F 3.60GHZ</text:p>
          </table:table-cell>
          <table:covered-table-cell table:number-columns-repeated="2"/>
          <table:covered-table-cell table:style-name="ce10"/>
          <table:covered-table-cell table:number-columns-repeated="3"/>
          <table:table-cell table:style-name="ce5" office:value-type="string" calcext:value-type="string" table:number-columns-spanned="8" table:number-rows-spanned="2">
            <text:p><text:a xlink:href="https://www.amazon.it/I3-10100F-3-60GHZ-SKTLGA1200-6-00MB-CACHE/dp/B08L9NTKZG/ref=asc_df_B08L9NTKZG/?tag=googshopit-21&amp;linkCode=df0&amp;hvadid=459268764915&amp;hvpos=&amp;hvnetw=g&amp;hvrand=12986257237276246361&amp;hvpone=&amp;hvptwo=&amp;hvqmt=&amp;hvdev=c&amp;hvdvcmdl=&amp;hvlocint=&amp;hvlocphy=1008764&amp;hvtargid=pla-1011780002050&amp;psc=1" xlink:type="simple">https://www.amazon.it/I3-10100F-3-60GHZ-SKTLGA1200-6-00MB-CACHE/dp/B08L9NTKZG/ref=asc_df_B08L9NTKZG/?tag=googshopit-21&amp;linkCode=df0&amp;hvadid=459268764915&amp;hvpos=&amp;hvnetw=g&amp;hvrand=12986257237276246361&amp;hvpone=&amp;hvptwo=&amp;hvqmt=&amp;hvdev=c&amp;hvdvcmdl=&amp;hvlocint=&amp;hvlocphy=1008764&amp;hvtargid=pla-1011780002050&amp;psc=1</text:a>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3"/>
          <table:table-cell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/>
          <table:covered-table-cell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3" table:number-rows-spanned="2">
            <text:p>RAM</text:p>
          </table:table-cell>
          <table:covered-table-cell table:number-columns-repeated="2"/>
          <table:table-cell table:style-name="ce5" office:value-type="string" calcext:value-type="string" table:number-columns-spanned="4" table:number-rows-spanned="2">
            <text:p>16gb will be enough</text:p>
          </table:table-cell>
          <table:covered-table-cell table:number-columns-repeated="3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/>
          <table:table-cell table:style-name="ce5" office:value-type="float" office:value="50" calcext:value-type="float" table:number-columns-spanned="2" table:number-rows-spanned="2">
            <text:p>50</text:p>
          </table:table-cell>
          <table:covered-table-cell/>
          <table:table-cell table:style-name="ce5" table:formula="of:= 70 * [.H19]" office:value-type="float" office:value="140" calcext:value-type="float" table:number-columns-spanned="2" table:number-rows-spanned="2">
            <text:p>140</text:p>
          </table:table-cell>
          <table:covered-table-cell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/>
          <table:table-cell table:number-columns-repeated="3"/>
          <table:covered-table-cell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7" table:number-rows-spanned="2">
            <text:p>Corsair Vengeance LPX</text:p>
          </table:table-cell>
          <table:covered-table-cell table:number-columns-repeated="2"/>
          <table:covered-table-cell table:style-name="ce10"/>
          <table:covered-table-cell table:number-columns-repeated="3"/>
          <table:table-cell table:style-name="ce5" office:value-type="string" calcext:value-type="string" table:number-columns-spanned="8" table:number-rows-spanned="2">
            <text:p><text:a xlink:href="https://www.amazon.it/Corsair-Vengeance-Memorie-Desktop-Prestazioni/dp/B0143UM4TC/ref=sr_1_5?__mk_it_IT=ÅMÅŽÕÑ&amp;dchild=1&amp;keywords=16+gb+ram&amp;qid=1627653023&amp;s=pc&amp;sr=1-5" xlink:type="simple">https://www.amazon.it/Corsair-Vengeance-Memorie-Desktop-Prestazioni/dp/B0143UM4TC/ref=sr_1_5?__mk_it_IT=%C3%85M%C3%85%C5%BD%C3%95%C3%91&amp;dchild=1&amp;keywords=16+gb+ram&amp;qid=1627653023&amp;s=pc&amp;sr=1-5</text:a>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3"/>
          <table:table-cell/>
          <table:covered-table-cell table:number-columns-repeated="3"/>
          <table:table-cell table:number-columns-repeated="4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3" table:number-rows-spanned="2">
            <text:p>STORAGE</text:p>
          </table:table-cell>
          <table:covered-table-cell table:number-columns-repeated="2"/>
          <table:table-cell table:style-name="ce5" office:value-type="string" calcext:value-type="string" table:number-columns-spanned="4" table:number-rows-spanned="2">
            <text:p>Ssd 250 gb will be enough</text:p>
          </table:table-cell>
          <table:covered-table-cell table:number-columns-repeated="3"/>
          <table:table-cell table:style-name="ce5" office:value-type="float" office:value="1" calcext:value-type="float" table:number-columns-spanned="2" table:number-rows-spanned="2">
            <text:p>1</text:p>
          </table:table-cell>
          <table:covered-table-cell/>
          <table:table-cell table:style-name="ce5" office:value-type="float" office:value="50" calcext:value-type="float" table:number-columns-spanned="2" table:number-rows-spanned="2">
            <text:p>50</text:p>
          </table:table-cell>
          <table:covered-table-cell/>
          <table:table-cell table:style-name="ce5" table:formula="of:= 100 * [.H24]" office:value-type="float" office:value="100" calcext:value-type="float" table:number-columns-spanned="2" table:number-rows-spanned="2">
            <text:p>100</text:p>
          </table:table-cell>
          <table:covered-table-cell/>
          <table:table-cell table:number-columns-repeated="10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/>
          <table:table-cell table:number-columns-repeated="10"/>
        </table:table-row>
        <table:table-row table:style-name="ro1">
          <table:table-cell table:style-name="ce5" office:value-type="string" calcext:value-type="string" table:number-columns-spanned="7" table:number-rows-spanned="2">
            <text:p>Crucial MX500 500GB</text:p>
          </table:table-cell>
          <table:covered-table-cell table:number-columns-repeated="2"/>
          <table:covered-table-cell table:style-name="ce10"/>
          <table:covered-table-cell table:number-columns-repeated="3"/>
          <table:table-cell table:style-name="ce5" office:value-type="string" calcext:value-type="string" table:number-columns-spanned="8" table:number-rows-spanned="2">
            <text:p><text:a xlink:href="https://www.amazon.it/Crucial-MX500-CT500MX500SSD1-Interno-Pollici/dp/B0784SLQM6/ref=sr_1_3?__mk_it_IT=ÅMÅŽÕÑ&amp;dchild=1&amp;keywords=ssd+sata&amp;qid=1627653168&amp;s=pc&amp;sr=1-3" xlink:type="simple">https://www.amazon.it/Crucial-MX500-CT500MX500SSD1-Interno-Pollici/dp/B0784SLQM6/ref=sr_1_3?__mk_it_IT=%C3%85M%C3%85%C5%BD%C3%95%C3%91&amp;dchild=1&amp;keywords=ssd+sata&amp;qid=1627653168&amp;s=pc&amp;sr=1-3</text:a>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3" table:number-rows-spanned="2">
            <text:p>PSU</text:p>
          </table:table-cell>
          <table:covered-table-cell table:number-columns-repeated="2"/>
          <table:table-cell table:style-name="ce5" office:value-type="string" calcext:value-type="string" table:number-columns-spanned="4" table:number-rows-spanned="2">
            <text:p>variable with gpu configuration</text:p>
          </table:table-cell>
          <table:covered-table-cell table:number-columns-repeated="3"/>
          <table:table-cell table:style-name="ce5" office:value-type="float" office:value="2" calcext:value-type="float" table:number-columns-spanned="2" table:number-rows-spanned="2">
            <text:p>2</text:p>
          </table:table-cell>
          <table:covered-table-cell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5" table:formula="of:= 200* [.H29]" office:value-type="float" office:value="400" calcext:value-type="float" table:number-columns-spanned="2" table:number-rows-spanned="2">
            <text:p>400</text:p>
          </table:table-cell>
          <table:covered-table-cell/>
          <table:table-cell table:number-columns-repeated="10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/>
          <table:table-cell table:number-columns-repeated="10"/>
        </table:table-row>
        <table:table-row table:style-name="ro1">
          <table:table-cell table:style-name="ce5" office:value-type="string" calcext:value-type="string" table:number-columns-spanned="7" table:number-rows-spanned="2">
            <text:p>SilverStone Technology 1200 Watt Fully Modular 80 Plus Platinum </text:p>
          </table:table-cell>
          <table:covered-table-cell table:number-columns-repeated="2"/>
          <table:covered-table-cell table:style-name="ce10"/>
          <table:covered-table-cell table:number-columns-repeated="3"/>
          <table:table-cell table:style-name="ce5" office:value-type="string" calcext:value-type="string" table:number-columns-spanned="8" table:number-rows-spanned="2">
            <text:p><text:a xlink:href="https://www.amazon.com/SilverStone-Technology-Modular-Platinum-ST1200-PTS/dp/B07N4QD7RM/ref=sr_1_5?dchild=1&amp;keywords=psu+platinum&amp;qid=1627657432&amp;sr=8-5" xlink:type="simple">https://www.amazon.com/SilverStone-Technology-Modular-Platinum-ST1200-PTS/dp/B07N4QD7RM/ref=sr_1_5?dchild=1&amp;keywords=psu+platinum&amp;qid=1627657432&amp;sr=8-5</text:a>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4" office:value-type="string" calcext:value-type="string" table:number-columns-spanned="3" table:number-rows-spanned="2">
            <text:p>RISER</text:p>
          </table:table-cell>
          <table:covered-table-cell table:number-columns-repeated="2"/>
          <table:table-cell table:style-name="ce5" office:value-type="string" calcext:value-type="string" table:number-columns-spanned="4" table:number-rows-spanned="2">
            <text:p>Pci-e</text:p>
          </table:table-cell>
          <table:covered-table-cell table:number-columns-repeated="3"/>
          <table:table-cell table:style-name="ce5" office:value-type="float" office:value="20" calcext:value-type="float" table:number-columns-spanned="2" table:number-rows-spanned="2">
            <text:p>20</text:p>
          </table:table-cell>
          <table:covered-table-cell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5" office:value-type="float" office:value="50" calcext:value-type="float" table:number-columns-spanned="2" table:number-rows-spanned="2">
            <text:p>50</text:p>
          </table:table-cell>
          <table:covered-table-cell/>
          <table:table-cell table:number-columns-repeated="10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/>
          <table:table-cell table:number-columns-repeated="10"/>
        </table:table-row>
        <table:table-row table:style-name="ro1">
          <table:table-cell table:style-name="ce5" office:value-type="string" calcext:value-type="string" table:number-columns-spanned="7" table:number-rows-spanned="2">
            <text:p>Ziyituod 6 Pack PCIE Riser Adapter</text:p>
          </table:table-cell>
          <table:covered-table-cell table:number-columns-repeated="2"/>
          <table:covered-table-cell table:style-name="ce10"/>
          <table:covered-table-cell table:number-columns-repeated="3"/>
          <table:table-cell table:style-name="ce5" office:value-type="string" calcext:value-type="string" table:number-columns-spanned="8" table:number-rows-spanned="2">
            <text:p><text:a xlink:href="https://www.amazon.it/Ziyituod-Adapter-Mining16X-Powered-Ethereum/dp/B08RYS2LT3/ref=sr_1_3_sspa?__mk_it_IT=ÅMÅŽÕÑ&amp;dchild=1&amp;keywords=riser+gpu&amp;qid=1627653208&amp;s=pc&amp;sr=1-3-spons&amp;psc=1&amp;spLa=ZW5jcnlwdGVkUXVhbGlmaWVyPUEzSUxTRFNTV0xZVTQ3JmVuY3J5cHRlZElkPUEwMjU4MDE0MzNJT0lWQ0pRR1Y5WSZlbmNyeXB0ZWRBZElkPUEwODA0NjgwRUZYTkM4UkdVVFFSJndpZGdldE5hbWU9c3BfYXRmJmFjdGlvbj1jbGlja1JlZGlyZWN0JmRvTm90TG9nQ2xpY2s9dHJ1ZQ" xlink:type="simple">https://www.amazon.it/Ziyituod-Adapter-Mining16X-Powered-Ethereum/dp/B08RYS2LT3/ref=sr_1_3_sspa?__mk_it_IT=%C3%85M%C3%85%C5%BD%C3%95%C3%91&amp;dchild=1&amp;keywords=riser+gpu&amp;qid=1627653208&amp;s=pc&amp;sr=1-3-spons&amp;psc=1&amp;spLa=ZW5jcnlwdGVkUXVhbGlmaWVyPUEzSUxTRFNTV0xZVTQ3JmVuY3J5cHRlZElkPUEwMjU4MDE0MzNJT0lWQ0pRR1Y5WSZlbmNyeXB0ZWRBZElkPUEwODA0NjgwRUZYTkM4UkdVVFFSJndpZGdldE5hbWU9c3BfYXRmJmFjdGlvbj1jbGlja1JlZGlyZWN0JmRvTm90TG9nQ2xpY2s9dHJ1ZQ</text:a>==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6" office:value-type="string" calcext:value-type="string" table:number-columns-spanned="3" table:number-rows-spanned="2">
            <text:p>GPU</text:p>
          </table:table-cell>
          <table:covered-table-cell table:number-columns-repeated="2"/>
          <table:table-cell table:style-name="ce5" table:number-columns-spanned="4" table:number-rows-spanned="2"/>
          <table:covered-table-cell table:number-columns-repeated="3"/>
          <table:table-cell table:style-name="ce5" office:value-type="float" office:value="6" calcext:value-type="float" table:number-columns-spanned="2" table:number-rows-spanned="2">
            <text:p>6</text:p>
          </table:table-cell>
          <table:covered-table-cell/>
          <table:table-cell table:style-name="ce5" table:formula="of:=[$'GPU config'.I37] * [.H39]" office:value-type="float" office:value="1080" calcext:value-type="float" table:number-columns-spanned="2" table:number-rows-spanned="2">
            <text:p>1080</text:p>
          </table:table-cell>
          <table:covered-table-cell/>
          <table:table-cell table:style-name="ce5" table:formula="of:=[$'GPU config'.J37] *[.H39]" office:value-type="float" office:value="3528" calcext:value-type="float" table:number-columns-spanned="2" table:number-rows-spanned="2">
            <text:p>3528</text:p>
          </table:table-cell>
          <table:covered-table-cell/>
          <table:table-cell table:style-name="ce5" table:formula="of:=[$'GPU config'.H37] * [.H39]" office:value-type="float" office:value="330" calcext:value-type="float" table:number-columns-spanned="2" table:number-rows-spanned="2">
            <text:p>330</text:p>
          </table:table-cell>
          <table:covered-table-cell/>
          <table:table-cell table:number-columns-repeated="8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  <table:table-row table:style-name="ro1">
          <table:table-cell table:style-name="ce5" table:formula="of:=[$'GPU config'.A37]" office:value-type="string" office:string-value="NVIDIA (MSI) RTX 2080ti" calcext:value-type="string" table:number-columns-spanned="7" table:number-rows-spanned="2">
            <text:p>NVIDIA (MSI) RTX 2080ti</text:p>
          </table:table-cell>
          <table:covered-table-cell table:number-columns-repeated="2"/>
          <table:covered-table-cell table:style-name="ce10"/>
          <table:covered-table-cell table:number-columns-repeated="3"/>
          <table:table-cell table:style-name="ce5" table:formula="of:=[$'GPU config'.K37]" office:value-type="string" office:string-value="https://www.amazon.it/MSI-RTX2080Ti-Ventus-OC-11G/dp/B07HGX95YP/ref=sr_1_16?__mk_it_IT=%C3%85M%C3%85%C5%BD%C3%95%C3%91&amp;dchild=1&amp;keywords=geforce+rtx+2080&amp;qid=1627656307&amp;s=pc&amp;sr=1-16" calcext:value-type="string" table:number-columns-spanned="8" table:number-rows-spanned="2">
            <text:p>https://www.amazon.it/MSI-RTX2080Ti-Ventus-OC-11G/dp/B07HGX95YP/ref=sr_1_16?__mk_it_IT=%C3%85M%C3%85%C5%BD%C3%95%C3%91&amp;dchild=1&amp;keywords=geforce+rtx+2080&amp;qid=1627656307&amp;s=pc&amp;sr=1-16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  <table:table-row table:style-name="ro1">
          <table:covered-table-cell table:number-columns-repeated="3"/>
          <table:covered-table-cell table:style-name="ce10"/>
          <table:covered-table-cell table:number-columns-repeated="5"/>
          <table:covered-table-cell table:style-name="ce10"/>
          <table:covered-table-cell/>
          <table:covered-table-cell table:style-name="ce10"/>
          <table:covered-table-cell table:number-columns-repeated="3"/>
          <table:table-cell table:number-columns-repeated="8"/>
        </table:table-row>
      </table:table>
      <table:table table:name="ROI" table:style-name="ta1">
        <table:table-column table:style-name="co1" table:number-columns-repeated="26" table:default-cell-style-name="Default"/>
        <table:table-row table:style-name="ro1">
          <table:table-cell table:style-name="ce5" office:value-type="string" calcext:value-type="string" table:number-columns-spanned="8" table:number-rows-spanned="2">
            <text:p>PROIEZIONE ANNUALE</text:p>
          </table:table-cell>
          <table:covered-table-cell table:number-columns-repeated="7"/>
          <table:table-cell table:style-name="ce5" office:value-type="string" calcext:value-type="string" table:number-columns-spanned="2" table:number-rows-spanned="2">
            <text:p>TOT MH/S</text:p>
          </table:table-cell>
          <table:covered-table-cell table:style-name="ce10"/>
          <table:table-cell table:style-name="ce5" office:value-type="string" calcext:value-type="string" table:number-columns-spanned="2" table:number-rows-spanned="2">
            <text:p>TOT W</text:p>
          </table:table-cell>
          <table:covered-table-cell table:style-name="ce10"/>
          <table:table-cell table:style-name="ce3" table:number-columns-spanned="2" table:number-rows-spanned="2"/>
          <table:covered-table-cell/>
          <table:table-cell table:number-columns-repeated="12"/>
        </table:table-row>
        <table:table-row table:style-name="ro1">
          <table:covered-table-cell table:number-columns-repeated="8"/>
          <table:covered-table-cell table:number-columns-repeated="4" table:style-name="ce10"/>
          <table:covered-table-cell table:number-columns-repeated="2"/>
          <table:table-cell table:number-columns-repeated="12"/>
        </table:table-row>
        <table:table-row table:style-name="ro1"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formula="of:=[$Configuration.N39]" office:value-type="float" office:value="330" calcext:value-type="float" table:number-columns-spanned="2" table:number-rows-spanned="2">
            <text:p>330</text:p>
          </table:table-cell>
          <table:covered-table-cell/>
          <table:table-cell table:style-name="ce3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number-columns-repeated="12"/>
        </table:table-row>
        <table:table-row table:style-name="ro1">
          <table:covered-table-cell table:number-columns-repeated="14"/>
          <table:table-cell table:number-columns-repeated="12"/>
        </table:table-row>
        <table:table-row table:style-name="ro1">
          <table:table-cell table:style-name="ce5" office:value-type="string" calcext:value-type="string" table:number-columns-spanned="2" table:number-rows-spanned="2">
            <text:p>ETH/day@1MH/s</text:p>
          </table:table-cell>
          <table:covered-table-cell/>
          <table:table-cell table:style-name="ce8" office:value-type="float" office:value="0.00002915" calcext:value-type="float" table:number-columns-spanned="2" table:number-rows-spanned="2">
            <text:p>2.915E-05</text:p>
          </table:table-cell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number-columns-repeated="12"/>
        </table:table-row>
        <table:table-row table:style-name="ro1">
          <table:covered-table-cell table:number-columns-repeated="14"/>
          <table:table-cell table:number-columns-repeated="12"/>
        </table:table-row>
        <table:table-row table:style-name="ro1"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style-name="ce5" table:number-columns-spanned="2" table:number-rows-spanned="2"/>
          <table:covered-table-cell/>
          <table:table-cell table:number-columns-repeated="12"/>
        </table:table-row>
        <table:table-row table:style-name="ro1">
          <table:covered-table-cell table:number-columns-repeated="14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10" table:number-rows-spanned="2">
            <text:p>BEFORE MERGE</text:p>
          </table:table-cell>
          <table:covered-table-cell table:number-columns-repeated="9"/>
          <table:table-cell table:style-name="ce4" office:value-type="string" calcext:value-type="string" table:number-columns-spanned="16" table:number-rows-spanned="2">
            <text:p>AFTER MERGE</text:p>
          </table:table-cell>
          <table:covered-table-cell table:number-columns-repeated="15"/>
        </table:table-row>
        <table:table-row table:style-name="ro1">
          <table:covered-table-cell table:number-columns-repeated="26"/>
        </table:table-row>
        <table:table-row table:style-name="ro1">
          <table:table-cell table:style-name="ce5" office:value-type="string" calcext:value-type="string" table:number-columns-spanned="2" table:number-rows-spanned="2">
            <text:p>AUG</text:p>
          </table:table-cell>
          <table:covered-table-cell/>
          <table:table-cell table:style-name="ce5" office:value-type="string" calcext:value-type="string" table:number-columns-spanned="2" table:number-rows-spanned="2">
            <text:p>SEP</text:p>
          </table:table-cell>
          <table:covered-table-cell/>
          <table:table-cell table:style-name="ce5" office:value-type="string" calcext:value-type="string" table:number-columns-spanned="2" table:number-rows-spanned="2">
            <text:p>OCT</text:p>
          </table:table-cell>
          <table:covered-table-cell/>
          <table:table-cell table:style-name="ce5" office:value-type="string" calcext:value-type="string" table:number-columns-spanned="2" table:number-rows-spanned="2">
            <text:p>NOV</text:p>
          </table:table-cell>
          <table:covered-table-cell/>
          <table:table-cell table:style-name="ce5" office:value-type="string" calcext:value-type="string" table:number-columns-spanned="2" table:number-rows-spanned="2">
            <text:p>DEC</text:p>
          </table:table-cell>
          <table:covered-table-cell/>
          <table:table-cell table:style-name="ce5" office:value-type="string" calcext:value-type="string" table:number-columns-spanned="2" table:number-rows-spanned="2">
            <text:p>JAN</text:p>
          </table:table-cell>
          <table:covered-table-cell/>
          <table:table-cell table:style-name="ce5" office:value-type="string" calcext:value-type="string" table:number-columns-spanned="2" table:number-rows-spanned="2">
            <text:p>FEB</text:p>
          </table:table-cell>
          <table:covered-table-cell/>
          <table:table-cell table:style-name="ce5" office:value-type="string" calcext:value-type="string" table:number-columns-spanned="2" table:number-rows-spanned="2">
            <text:p>MAR</text:p>
          </table:table-cell>
          <table:covered-table-cell/>
          <table:table-cell table:style-name="ce5" office:value-type="string" calcext:value-type="string" table:number-columns-spanned="2" table:number-rows-spanned="2">
            <text:p>APR</text:p>
          </table:table-cell>
          <table:covered-table-cell/>
          <table:table-cell table:style-name="ce5" office:value-type="string" calcext:value-type="string" table:number-columns-spanned="2" table:number-rows-spanned="2">
            <text:p>MAY</text:p>
          </table:table-cell>
          <table:covered-table-cell/>
          <table:table-cell table:style-name="ce5" office:value-type="string" calcext:value-type="string" table:number-columns-spanned="2" table:number-rows-spanned="2">
            <text:p>JUN</text:p>
          </table:table-cell>
          <table:covered-table-cell/>
          <table:table-cell table:style-name="ce5" office:value-type="string" calcext:value-type="string" table:number-columns-spanned="2" table:number-rows-spanned="2">
            <text:p>JUL</text:p>
          </table:table-cell>
          <table:covered-table-cell/>
          <table:table-cell table:style-name="ce5" table:number-columns-spanned="2" table:number-rows-spanned="2"/>
          <table:covered-table-cell/>
        </table:table-row>
        <table:table-row table:style-name="ro1">
          <table:covered-table-cell table:number-columns-repeated="26"/>
        </table:table-row>
        <table:table-row table:style-name="ro1">
          <table:table-cell table:style-name="ce5" table:formula="of:= 31*[.C5]*[.I3]" office:value-type="float" office:value="0.2982045" calcext:value-type="float" table:number-columns-spanned="2" table:number-rows-spanned="2">
            <text:p>0.2982045</text:p>
          </table:table-cell>
          <table:covered-table-cell/>
          <table:table-cell table:style-name="ce5" table:formula="of:= 30*[.C5]*[.I3]" office:value-type="float" office:value="0.288585" calcext:value-type="float" table:number-columns-spanned="2" table:number-rows-spanned="2">
            <text:p>0.288585</text:p>
          </table:table-cell>
          <table:covered-table-cell/>
          <table:table-cell table:style-name="ce5" table:formula="of:= 31*[.C5]*[.I3]" office:value-type="float" office:value="0.2982045" calcext:value-type="float" table:number-columns-spanned="2" table:number-rows-spanned="2">
            <text:p>0.2982045</text:p>
          </table:table-cell>
          <table:covered-table-cell/>
          <table:table-cell table:style-name="ce5" table:formula="of:= 30*[.C5]*[.I3]" office:value-type="float" office:value="0.288585" calcext:value-type="float" table:number-columns-spanned="2" table:number-rows-spanned="2">
            <text:p>0.288585</text:p>
          </table:table-cell>
          <table:covered-table-cell/>
          <table:table-cell table:style-name="ce5" table:formula="of:= 31*[.C5]*[.I3]" office:value-type="float" office:value="0.2982045" calcext:value-type="float" table:number-columns-spanned="2" table:number-rows-spanned="2">
            <text:p>0.2982045</text:p>
          </table:table-cell>
          <table:covered-table-cell/>
          <table:table-cell table:style-name="ce5" table:formula="of:= 31*[.C5]*[.I3] * 0.75" office:value-type="float" office:value="0.223653375" calcext:value-type="float" table:number-columns-spanned="2" table:number-rows-spanned="2">
            <text:p>0.223653375</text:p>
          </table:table-cell>
          <table:covered-table-cell/>
          <table:table-cell table:style-name="ce5" table:formula="of:= 28*[.C5]*[.I3] * 0.75" office:value-type="float" office:value="0.2020095" calcext:value-type="float" table:number-columns-spanned="2" table:number-rows-spanned="2">
            <text:p>0.2020095</text:p>
          </table:table-cell>
          <table:covered-table-cell/>
          <table:table-cell table:style-name="ce5" table:formula="of:= 31*[.C5]*[.I3] * 0.75" office:value-type="float" office:value="0.223653375" calcext:value-type="float" table:number-columns-spanned="2" table:number-rows-spanned="2">
            <text:p>0.223653375</text:p>
          </table:table-cell>
          <table:covered-table-cell/>
          <table:table-cell table:style-name="ce5" table:formula="of:= 30*[.C5]*[.I3] * 0.75" office:value-type="float" office:value="0.21643875" calcext:value-type="float" table:number-columns-spanned="2" table:number-rows-spanned="2">
            <text:p>0.21643875</text:p>
          </table:table-cell>
          <table:covered-table-cell/>
          <table:table-cell table:style-name="ce5" table:formula="of:= 31*[.C5]*[.I3] * 0.75" office:value-type="float" office:value="0.223653375" calcext:value-type="float" table:number-columns-spanned="2" table:number-rows-spanned="2">
            <text:p>0.223653375</text:p>
          </table:table-cell>
          <table:covered-table-cell/>
          <table:table-cell table:style-name="ce5" table:formula="of:= 30*[.C5]*[.I3] * 0.75" office:value-type="float" office:value="0.21643875" calcext:value-type="float" table:number-columns-spanned="2" table:number-rows-spanned="2">
            <text:p>0.21643875</text:p>
          </table:table-cell>
          <table:covered-table-cell/>
          <table:table-cell table:style-name="ce5" table:formula="of:= 31*[.C5]*[.I3] * 0.75" office:value-type="float" office:value="0.223653375" calcext:value-type="float" table:number-columns-spanned="2" table:number-rows-spanned="2">
            <text:p>0.223653375</text:p>
          </table:table-cell>
          <table:covered-table-cell/>
          <table:table-cell table:style-name="ce5" table:number-columns-spanned="2" table:number-rows-spanned="2"/>
          <table:covered-table-cell/>
        </table:table-row>
        <table:table-row table:style-name="ro1">
          <table:covered-table-cell table:number-columns-repeated="26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" office:value-type="string" calcext:value-type="string" table:number-columns-spanned="4" table:number-rows-spanned="2">
            <text:p>ESTIMATED ROI @ 1 YEAR:</text:p>
          </table:table-cell>
          <table:covered-table-cell table:number-columns-repeated="3"/>
          <table:table-cell table:style-name="ce5" table:formula="of:= SUM([.A13:.W13])" office:value-type="float" office:value="3.001284" calcext:value-type="float" table:number-columns-spanned="2" table:number-rows-spanned="2">
            <text:p>3.001284</text:p>
          </table:table-cell>
          <table:covered-table-cell/>
          <table:table-cell table:style-name="ce9" office:value-type="string" calcext:value-type="string" table:number-columns-spanned="2" table:number-rows-spanned="2">
            <text:p>ETH</text:p>
          </table:table-cell>
          <table:covered-table-cell table:style-name="ce28"/>
          <table:table-cell table:number-columns-repeated="18"/>
        </table:table-row>
        <table:table-row table:style-name="ro1">
          <table:covered-table-cell table:number-columns-repeated="6"/>
          <table:covered-table-cell table:number-columns-repeated="2" table:style-name="ce28"/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style-name="ce3" office:value-type="string" calcext:value-type="string" table:number-columns-spanned="8" table:number-rows-spanned="9">
            <text:p>I dati sulla difficulty e sulla block height necessari a convertire la velocità di Hashing in</text:p>
            <text:p>Velocità di Mining sono forniti dal sito</text:p>
            <text:p><text:a xlink:href="https://www.cryptocompare.com/mining/calculator/eth" xlink:type="simple">https://www.cryptocompare.com/mining/calculator/eth</text:a></text:p>
          </table:table-cell>
          <table:covered-table-cell table:number-columns-repeated="7"/>
          <table:table-cell table:number-columns-repeated="18"/>
        </table:table-row>
        <table:table-row table:style-name="ro1">
          <table:covered-table-cell table:number-columns-repeated="8"/>
          <table:table-cell table:number-columns-repeated="18"/>
        </table:table-row>
        <table:table-row table:style-name="ro1">
          <table:covered-table-cell table:number-columns-repeated="8"/>
          <table:table-cell table:number-columns-repeated="18"/>
        </table:table-row>
        <table:table-row table:style-name="ro1">
          <table:covered-table-cell table:number-columns-repeated="8"/>
          <table:table-cell table:number-columns-repeated="18"/>
        </table:table-row>
        <table:table-row table:style-name="ro1">
          <table:covered-table-cell table:number-columns-repeated="8"/>
          <table:table-cell table:number-columns-repeated="18"/>
        </table:table-row>
        <table:table-row table:style-name="ro1">
          <table:covered-table-cell table:number-columns-repeated="8"/>
          <table:table-cell table:number-columns-repeated="18"/>
        </table:table-row>
        <table:table-row table:style-name="ro1">
          <table:covered-table-cell table:number-columns-repeated="8"/>
          <table:table-cell table:number-columns-repeated="18"/>
        </table:table-row>
        <table:table-row table:style-name="ro1">
          <table:covered-table-cell table:number-columns-repeated="8"/>
          <table:table-cell table:number-columns-repeated="18"/>
        </table:table-row>
        <table:table-row table:style-name="ro1">
          <table:covered-table-cell table:number-columns-repeated="8"/>
          <table:table-cell table:number-columns-repeated="18"/>
        </table:table-row>
      </table:table>
      <table:table table:name="Power consumption optimization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column table:style-name="co1" table:default-cell-style-name="ce17"/>
        <table:table-row table:style-name="ro1">
          <table:table-cell table:style-name="ce5" office:value-type="string" calcext:value-type="string" table:number-columns-spanned="9" table:number-rows-spanned="2">
            <text:p>POWER - HASH MATRIX</text:p>
          </table:table-cell>
          <table:covered-table-cell/>
          <table:covered-table-cell table:style-name="Default"/>
          <table:covered-table-cell table:number-columns-repeated="5"/>
          <table:covered-table-cell table:style-name="Default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5"/>
          <table:covered-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style-name="ce3" table:number-columns-spanned="2" table:number-rows-spanned="2"/>
          <table:covered-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covered-table-cell table:number-columns-repeated="2"/>
          <table:table-cell table:style-name="ce5" office:value-type="string" calcext:value-type="string" table:number-columns-spanned="2" table:number-rows-spanned="1">
            <text:p>CLOCK</text:p>
          </table:table-cell>
          <table:covered-table-cell/>
          <table:table-cell table:number-columns-repeated="4"/>
          <table:table-cell table:style-name="Default"/>
        </table:table-row>
        <table:table-row table:style-name="ro2">
          <table:table-cell table:style-name="ce5" office:value-type="string" calcext:value-type="string" table:number-columns-spanned="2" table:number-rows-spanned="1">
            <text:p>TENSION</text:p>
          </table:table-cell>
          <table:covered-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11"/>
          <table:table-cell table:style-name="ce14" table:number-columns-repeated="5"/>
          <table:table-cell table:style-name="ce16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2"/>
          <table:table-cell table:style-name="ce13"/>
          <table:table-cell table:style-name="ce15" table:number-columns-repeated="5"/>
          <table:table-cell table:style-name="ce18"/>
        </table:table-row>
      </table:table>
      <table:table table:name="Logbook" table:style-name="ta1">
        <table:table-column table:style-name="co1" table:default-cell-style-name="Default"/>
        <table:table-row table:style-name="ro1">
          <table:table-cell office:value-type="string" calcext:value-type="string">
            <text:p>TO DO</text:p>
          </table:table-cell>
        </table:table-row>
      </table:table>
      <table:table table:name="Contract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 table:number-columns-spanned="10" table:number-rows-spanned="2">
            <text:p>CONTRATTO E CRONOTAPPE</text:p>
          </table:table-cell>
          <table:covered-table-cell table:number-columns-repeated="9"/>
          <table:table-cell table:style-name="ce3" table:number-columns-spanned="2" table:number-rows-spanned="5"/>
          <table:covered-table-cell/>
          <table:table-cell table:style-name="ce3" table:number-columns-spanned="2" table:number-rows-spanned="5"/>
          <table:covered-table-cell/>
          <table:table-cell table:style-name="ce3" table:number-columns-spanned="2" table:number-rows-spanned="5"/>
          <table:covered-table-cell/>
          <table:table-cell table:style-name="ce3" table:number-columns-spanned="2" table:number-rows-spanned="5"/>
          <table:covered-table-cell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2" table:number-rows-spanned="3">
            <text:p>il dev:</text:p>
          </table:table-cell>
          <table:covered-table-cell table:style-name="ce10"/>
          <table:table-cell table:style-name="ce5" office:value-type="string" calcext:value-type="string" table:number-columns-spanned="3" table:number-rows-spanned="3">
            <text:p>Andrea Mazzei</text:p>
          </table:table-cell>
          <table:covered-table-cell table:number-columns-repeated="2" table:style-name="ce10"/>
          <table:table-cell table:style-name="ce5" office:value-type="string" calcext:value-type="string" table:number-columns-spanned="2" table:number-rows-spanned="3">
            <text:p>a rappr. Il </text:p>
            <text:p>Gruppo</text:p>
          </table:table-cell>
          <table:covered-table-cell table:style-name="ce10"/>
          <table:table-cell table:style-name="ce5" office:value-type="string" calcext:value-type="string" table:number-columns-spanned="3" table:number-rows-spanned="3">
            <text:p>Enrico Pizzicannella</text:p>
          </table:table-cell>
          <table:covered-table-cell table:number-columns-repeated="2" table:style-name="ce10"/>
          <table:covered-table-cell table:number-columns-repeated="8"/>
        </table:table-row>
        <table:table-row table:style-name="ro1">
          <table:covered-table-cell table:number-columns-repeated="10" table:style-name="ce10"/>
          <table:covered-table-cell table:number-columns-repeated="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2" table:number-rows-spanned="3">
            <text:p>INIT</text:p>
          </table:table-cell>
          <table:covered-table-cell table:style-name="ce10"/>
          <table:table-cell table:style-name="ce5" office:value-type="string" calcext:value-type="string" table:number-columns-spanned="8" table:number-rows-spanned="3">
            <text:p>ricerca dettagliata dei materiali, creazione di una wishlist </text:p>
            <text:p>Amazon e acquisto online</text:p>
          </table:table-cell>
          <table:covered-table-cell table:number-columns-repeated="7"/>
          <table:table-cell table:style-name="ce5" office:value-type="string" calcext:value-type="string" table:number-columns-spanned="4" table:number-rows-spanned="6">
            <text:p>La fase di INIT viene avviata a contratto</text:p>
            <text:p>accettato dal gruppo. </text:p>
            <text:p><text:span text:style-name="T1">Il costo dell’operazione è di €100 </text:span></text:p>
            <text:p><text:span text:style-name="T1">da versare al dev anticipatamente</text:span></text:p>
          </table:table-cell>
          <table:covered-table-cell table:number-columns-repeated="3"/>
          <table:table-cell table:style-name="ce5" office:value-type="string" calcext:value-type="string" table:number-columns-spanned="4" table:number-rows-spanned="6">
            <text:p>L’avvio di questa fase definisce una </text:p>
            <text:p>Promessa di impegno da parte del dev ad</text:p>
            <text:p>Eseguire tutta la risoluzione delle</text:p>
            <text:p>Cronotappe fino alla fine di RUN</text:p>
          </table:table-cell>
          <table:covered-table-cell table:number-columns-repeated="3"/>
        </table:table-row>
        <table:table-row table:style-name="ro1">
          <table:covered-table-cell table:number-columns-repeated="2" table:style-name="ce10"/>
          <table:covered-table-cell table:number-columns-repeated="16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table:number-columns-spanned="2" table:number-rows-spanned="3"/>
          <table:covered-table-cell/>
          <table:table-cell table:style-name="ce5" office:value-type="string" calcext:value-type="string" table:number-columns-spanned="8" table:number-rows-spanned="3">
            <text:p>perfezionamento del foglio excel in fuzione dei materiali acquistati</text:p>
          </table:table-cell>
          <table:covered-table-cell table:number-columns-repeated="7"/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2" table:number-rows-spanned="3">
            <text:p>SETUP</text:p>
          </table:table-cell>
          <table:covered-table-cell/>
          <table:table-cell table:style-name="ce5" office:value-type="string" calcext:value-type="string" table:number-columns-spanned="8" table:number-rows-spanned="9">
            <text:p>Montaggio e avvio Rig.</text:p>
            <text:p>Ottimizzazione  performance clock-tensione schede video</text:p>
            <text:p>Creazione di un wallet ethereum del rig </text:p>
            <text:p>Dimostrazione pratica sulla gestione del wallet e  </text:p>
            <text:p>sulla gestione del Rig</text:p>
          </table:table-cell>
          <table:covered-table-cell table:number-columns-repeated="7"/>
          <table:table-cell table:style-name="ce5" office:value-type="string" calcext:value-type="string" table:number-columns-spanned="4" table:number-rows-spanned="9">
            <text:p>Il completamento della fase di setup</text:p>
            <text:p>Vincola sia il dev che il gruppo</text:p>
            <text:p>A partecipare alla fase di Run </text:p>
          </table:table-cell>
          <table:covered-table-cell table:number-columns-repeated="3"/>
          <table:table-cell table:style-name="ce5" office:value-type="string" calcext:value-type="string" table:number-columns-spanned="4" table:number-rows-spanned="9">
            <text:p> La fase di Setup deve essere eseguita in</text:p>
            <text:p>1 giorno, in loco (giornata intera)</text:p>
            <text:p>Il costo dell’operazione è di €100 da versare al dev</text:p>
            <text:p>A giornata finita.</text:p>
          </table:table-cell>
          <table:covered-table-cell table:number-columns-repeated="3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table:number-columns-spanned="2" table:number-rows-spanned="3"/>
          <table:covered-table-cell/>
          <table:covered-table-cell table:style-name="ce5"/>
          <table:covered-table-cell table:number-columns-repeated="7"/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table:number-columns-spanned="2" table:number-rows-spanned="3"/>
          <table:covered-table-cell/>
          <table:covered-table-cell table:style-name="ce5"/>
          <table:covered-table-cell table:number-columns-repeated="7"/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office:value-type="string" calcext:value-type="string" table:number-columns-spanned="2" table:number-rows-spanned="3">
            <text:p>RUN</text:p>
          </table:table-cell>
          <table:covered-table-cell/>
          <table:table-cell table:style-name="ce5" office:value-type="string" calcext:value-type="string" table:number-columns-spanned="8" table:number-rows-spanned="3">
            <text:p>Monitoraggio Rig. Eventuali pipeline di ottimizzazione e accesso</text:p>
            <text:p>Remoto, piccoli smanettamenti di Routine.</text:p>
          </table:table-cell>
          <table:covered-table-cell table:number-columns-repeated="7"/>
          <table:table-cell table:style-name="ce5" office:value-type="string" calcext:value-type="string" table:number-columns-spanned="4" table:number-rows-spanned="3">
            <text:p>La fase di Run avrà durata 1 anno </text:p>
            <text:p>A partire dall’istante di lancio del Rig.</text:p>
          </table:table-cell>
          <table:covered-table-cell table:number-columns-repeated="3"/>
          <table:table-cell table:style-name="ce5" office:value-type="string" calcext:value-type="string" table:number-columns-spanned="4" table:number-rows-spanned="12">
            <text:p><text:span text:style-name="T1">oneri del dev:</text:span></text:p>
            <text:p><text:span text:style-name="T1">-interventi di update in remoto e monitoraggio</text:span></text:p>
            <text:p><text:span text:style-name="T1">-piccoli sistemi di automazione personalizzati</text:span></text:p>
            <text:p><text:span text:style-name="T1">-assistenza al gruppo con le operazioni su blockchain</text:span></text:p>
            <text:p><text:span text:style-name="T1">-eventuali swap di algoritmi e monete</text:span></text:p>
            <text:p><text:span text:style-name="T1">Oneri del gruppo</text:span></text:p>
            <text:p><text:span text:style-name="T1">-il versamento del 10% degli ether minati</text:span></text:p>
            <text:p>In conclusione della fase di Run il contratto è</text:p>
            <text:p>Sciolto</text:p>
          </table:table-cell>
          <table:covered-table-cell table:number-columns-repeated="3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table:number-columns-spanned="2" table:number-rows-spanned="3"/>
          <table:covered-table-cell/>
          <table:table-cell table:style-name="ce5" office:value-type="string" calcext:value-type="string" table:number-columns-spanned="8" table:number-rows-spanned="6">
            <text:p>Il dev si riserva la possibilità di utilizzo di una </text:p>
            <text:p>piccola quantità di hashpower (max 1 scheda 12 ore in una settimana)</text:p>
            <text:p>durante l’anno di run. </text:p>
          </table:table-cell>
          <table:covered-table-cell table:number-columns-repeated="7"/>
          <table:table-cell table:style-name="ce5" table:number-columns-spanned="4" table:number-rows-spanned="3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table:number-columns-spanned="2" table:number-rows-spanned="3"/>
          <table:covered-table-cell/>
          <table:covered-table-cell table:style-name="ce5"/>
          <table:covered-table-cell table:number-columns-repeated="7"/>
          <table:table-cell table:style-name="ce5" table:number-columns-spanned="4" table:number-rows-spanned="3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  <table:table-row table:style-name="ro1">
          <table:table-cell table:style-name="ce5" table:number-columns-spanned="2" table:number-rows-spanned="3"/>
          <table:covered-table-cell/>
          <table:table-cell table:style-name="ce5" office:value-type="string" calcext:value-type="string" table:number-columns-spanned="12" table:number-rows-spanned="3">
            <text:p>IMPORTANTE: il mining di cryptovalute può danneggiare seriamente alimentatori e schede video</text:p>
            <text:p>Eventuali fault alle componenti hardware sono da considerarsi costi di gestione</text:p>
          </table:table-cell>
          <table:covered-table-cell table:number-columns-repeated="7"/>
          <table:covered-table-cell table:style-name="ce5"/>
          <table:covered-table-cell table:number-columns-repeated="7"/>
        </table:table-row>
        <table:table-row table:style-name="ro1">
          <table:covered-table-cell table:number-columns-repeated="18"/>
        </table:table-row>
        <table:table-row table:style-name="ro1">
          <table:covered-table-cell table:number-columns-repeated="18"/>
        </table:table-row>
      </table:table>
      <table:table table:name="Dettagli Address" table:style-name="ta1">
        <table:table-column table:style-name="co1" table:default-cell-style-name="Default"/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5:31:26.213441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9T10:58:43.010563609</meta:creation-date>
    <dc:date>2021-07-30T18:14:01.812915084</dc:date>
    <meta:editing-duration>PT5H35M46S</meta:editing-duration>
    <meta:editing-cycles>13</meta:editing-cycles>
    <meta:generator>LibreOffice/7.0.6.2$Linux_X86_64 LibreOffice_project/00$Build-2</meta:generator>
    <meta:document-statistic meta:table-count="8" meta:cell-count="177" meta:object-count="0"/>
  </office:meta>
</office:document-meta>
</file>